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>
      <style:paragraph-properties fo:keep-with-next="always"/>
    </style:style>
    <style:style style:name="P4" style:family="paragraph" style:parent-style-name="Standard">
      <style:paragraph-properties fo:text-align="justify" style:justify-single-word="false" fo:keep-with-next="always"/>
    </style:style>
    <style:style style:name="P5" style:family="paragraph" style:parent-style-name="Standard" style:master-page-name="First_20_Page">
      <style:paragraph-properties fo:margin-left="0cm" fo:margin-right="-0.159cm" fo:text-indent="0cm" style:auto-text-indent="false" style:page-number="auto">
        <style:tab-stops>
          <style:tab-stop style:position="17.013cm"/>
        </style:tab-stops>
      </style:paragraph-properties>
    </style:style>
    <style:style style:name="P6" style:family="paragraph" style:parent-style-name="Standard">
      <style:paragraph-properties style:shadow="none" fo:keep-with-next="alway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AL/FVE/echeances/droitsEcheancesAffilieCommun#%</text:p>
      <text:p text:style-name="Standard"/>
      <text:p text:style-name="P2">%=droitEcheanceAffilieDir_texteFin=%</text:p>
      <text:p text:style-name="P4"/>
      <text:p text:style-name="P2">%=droitEcheanceAffilieInd_texteSalutations=%</text:p>
      <text:p text:style-name="P3"/>
      <text:p text:style-name="P3"/>
      <text:p text:style-name="P3"/>
      <text:p text:style-name="P3"/>
      <text:p text:style-name="P6">%#include AL/FVE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1.535cm" fo:margin-bottom="0.51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84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556cm" fo:margin-bottom="0.5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958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footer>
        <text:p text:style-name="MP1"/>
        <text:p text:style-name="MP1">%#include AL/FVE/commun/footer/footer#%</text:p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date>2013-10-29T10:44:26.78</dc:date>
    <meta:editing-cycles>56</meta:editing-cycles>
    <meta:editing-duration>PT15H15M8S</meta:editing-duration>
    <meta:document-statistic meta:table-count="0" meta:image-count="0" meta:object-count="0" meta:page-count="1" meta:paragraph-count="5" meta:word-count="8" meta:character-count="221"/>
    <meta:user-defined meta:name="Info 1"/>
    <meta:user-defined meta:name="Info 2"/>
    <meta:user-defined meta:name="Info 3"/>
    <meta:user-defined meta:name="Info 4"/>
  </office:meta>
</office:document-meta>
</file>